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###########################################################</text:p>
      <text:p text:style-name="Standard">GENESIS-1 — CONDENSÉ EN BREF / BRIEF SUMMARY</text:p>
      <text:p text:style-name="Standard">##############################################################</text:p>
      <text:p text:style-name="Standard"/>
      <text:p text:style-name="Standard">PRÉAMBULE / PREFACE</text:p>
      <text:p text:style-name="Standard">FR : Genesis-1 propose que la matière est structurée par une logique fondamentale (vecteur I) portée par les éthons. </text:p>
      <text:p text:style-name="Standard">EN : Genesis-1 proposes that matter is structured by a fundamental logic (I-vector) carried by ethons. <text:s/></text:p>
      <text:p text:style-name="Standard"/>
      <text:p text:style-name="Standard">IDÉES CLÉS / KEY IDEAS</text:p>
      <text:p text:style-name="Standard">FR :</text:p>
      <text:p text:style-name="Standard">- Photons = fléchons (vecteurs logiques d’information) <text:s/></text:p>
      <text:p text:style-name="Standard">- Électrons = décodeurs <text:s/></text:p>
      <text:p text:style-name="Standard">- Quarks = registres stables <text:s/></text:p>
      <text:p text:style-name="Standard">- Carbone = porte logique idéale <text:s/></text:p>
      <text:p text:style-name="Standard">- ARN-phosphate = processeur logique <text:s/></text:p>
      <text:p text:style-name="Standard">- Spectre visible/UV = zone optimale pour l’information <text:s/></text:p>
      <text:p text:style-name="Standard"/>
      <text:p text:style-name="Standard">EN :</text:p>
      <text:p text:style-name="Standard">- Photons = flechons (logical vectors of information) <text:s/></text:p>
      <text:p text:style-name="Standard">- Electrons = decoders <text:s/></text:p>
      <text:p text:style-name="Standard">- Quarks = stable registers <text:s/></text:p>
      <text:p text:style-name="Standard">- Carbon = ideal logic port <text:s/></text:p>
      <text:p text:style-name="Standard">- RNA-phosphate = logic processor <text:s/></text:p>
      <text:p text:style-name="Standard">- Visible/UV spectrum = optimal information zone <text:s/></text:p>
      <text:p text:style-name="Standard"/>
      <text:p text:style-name="Standard">EXPÉRIMENTATIONS PROPOSÉES / PROPOSED EXPERIMENTS</text:p>
      <text:p text:style-name="Standard">FR :</text:p>
      <text:p text:style-name="Standard">- Tester les réactions du carbone selon la fréquence/polarisation photonique <text:s/></text:p>
      <text:p text:style-name="Standard">- Boot 2D planaire ARN-phosphate (premier QARN) <text:s/></text:p>
      <text:p text:style-name="Standard">- Phase 0 : validation sur molécules simples (CH4, C6H6, nucléobases, phosphonates, colorants FRET) <text:s/></text:p>
      <text:p text:style-name="Standard">- Classement empirique des photons <text:s/></text:p>
      <text:p text:style-name="Standard"/>
      <text:p text:style-name="Standard">EN :</text:p>
      <text:p text:style-name="Standard">- Test carbon reactions with photon frequency/polarization <text:s/></text:p>
      <text:p text:style-name="Standard">- Build planar RNA-phosphate Boot 2D (first QARN) <text:s/></text:p>
      <text:p text:style-name="Standard">- Phase 0: validation on simple molecules (CH4, C6H6, nucleobases, phosphonates, FRET dyes) <text:s/></text:p>
      <text:p text:style-name="Standard">- Empirical photon classification <text:s/></text:p>
      <text:p text:style-name="Standard"/>
      <text:p text:style-name="Standard">PREUVES EXPÉRIMENTALES RÉCENTES / RECENT EVIDENCE</text:p>
      <text:p text:style-name="Standard">FR :</text:p>
      <text:p text:style-name="Standard">- Photon scindé = assemblage multiparticulaire <text:s/></text:p>
      <text:p text:style-name="Standard">- Spectre visible/UV = riche en information et énergie <text:s/></text:p>
      <text:p text:style-name="Standard">- Pieuvres : édition massive d’ARN (jusqu’à 60 %) = preuve biologique <text:s/></text:p>
      <text:p text:style-name="Standard">- Phosphate–Carbone = port logique naturel du QARN <text:s/></text:p>
      <text:p text:style-name="Standard"/>
      <text:p text:style-name="Standard">EN :</text:p>
      <text:p text:style-name="Standard">- Split photon = multiparticulate assembly <text:s/></text:p>
      <text:p text:style-name="Standard"><text:soft-page-break/>- Visible/UV spectrum = rich in information and energy <text:s/></text:p>
      <text:p text:style-name="Standard">- Octopuses: massive RNA editing (up to 60%) = biological proof <text:s/></text:p>
      <text:p text:style-name="Standard">- Phosphate–Carbon = natural logic port of QARN <text:s/></text:p>
      <text:p text:style-name="Standard"/>
      <text:p text:style-name="Standard">AXIOMES / AXIOMS</text:p>
      <text:p text:style-name="Standard">FR :</text:p>
      <text:p text:style-name="Standard">- Le photon est un assemblage d’éthons. <text:s/></text:p>
      <text:p text:style-name="Standard">- Le spectre visible/UV est la fenêtre logique. <text:s/></text:p>
      <text:p text:style-name="Standard">- Le carbone est une porte logique. <text:s/></text:p>
      <text:p text:style-name="Standard">- L’ARN est un processeur adaptatif. <text:s/></text:p>
      <text:p text:style-name="Standard">- Le couple phosphate–carbone est le port logique naturel du QARN. <text:s/></text:p>
      <text:p text:style-name="Standard"/>
      <text:p text:style-name="Standard">EN :</text:p>
      <text:p text:style-name="Standard">- The photon is an assembly of ethons. <text:s/></text:p>
      <text:p text:style-name="Standard">- The visible/UV spectrum is the logic window. <text:s/></text:p>
      <text:p text:style-name="Standard">- Carbon is a logic port. <text:s/></text:p>
      <text:p text:style-name="Standard">- RNA is an adaptive processor. <text:s/></text:p>
      <text:p text:style-name="Standard">- The phosphate–carbon pair is the natural QARN logic port. <text:s/></text:p>
      <text:p text:style-name="Standard"/>
      <text:p text:style-name="Standard">NOTE FINALE / FINAL NOTE</text:p>
      <text:p text:style-name="Standard">FR : Genesis-1 appartient à l’Humanité. Publication libre pour stimuler la recherche et éviter l’appropriation. <text:s/></text:p>
      <text:p text:style-name="Standard">EN : Genesis-1 belongs to Humanity. Open publication to stimulate research and prevent appropriation. <text:s/></text:p>
      <text:p text:style-name="Standard">##############################################################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Style de page par défaut5"/><text:page-number text:select-page="current">2</text:page-number><text:bookmark-end text:name="PageNumWizard_FOOTER_Style de page par défaut5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8T21:29:01.363588753</meta:creation-date>
    <dc:date>2025-08-28T21:35:40.752101515</dc:date>
    <meta:editing-duration>PT6M40S</meta:editing-duration>
    <meta:editing-cycles>1</meta:editing-cycles>
    <meta:document-statistic meta:table-count="0" meta:image-count="0" meta:object-count="0" meta:page-count="2" meta:paragraph-count="61" meta:word-count="406" meta:character-count="2727" meta:non-whitespace-character-count="2302"/>
    <meta:generator>LibreOffice/25.2.5.2$Linux_X86_64 LibreOffice_project/520$Build-2</meta:generator>
  </office:meta>
</office:document-meta>
</file>